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46in"/>
    </style:style>
    <style:style style:name="co3" style:family="table-column">
      <style:table-column-properties fo:break-before="auto" style:column-width="1.5071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2.1807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0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6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fo:border="0.74pt solid #000000" style:vertical-align="middl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fo:background-color="#afd095" fo:border="0.74pt solid #000000" style:vertical-align="middle"/>
      <style:text-properties fo:color="#39551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office:value-type="string" calcext:value-type="string">
            <text:p>Scenario ID</text:p>
          </table:table-cell>
          <table:table-cell table:style-name="ce4" office:value-type="string" calcext:value-type="string">
            <text:p>CK_001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cenario Name</text:p>
          </table:table-cell>
          <table:table-cell table:style-name="ce4" office:value-type="string" calcext:value-type="string">
            <text:p>Login Tes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reated Date</text:p>
          </table:table-cell>
          <table:table-cell table:style-name="ce5"/>
          <table:table-cell table:number-columns-repeated="7"/>
        </table:table-row>
        <table:table-row table:style-name="ro2">
          <table:table-cell/>
          <table:table-cell office:value-type="string" calcext:value-type="string">
            <text:p>Created By</text:p>
          </table:table-cell>
          <table:table-cell table:style-name="ce4" office:value-type="string" calcext:value-type="string">
            <text:p>Alexandru Bolocan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cenario ID</text:p>
          </table:table-cell>
          <table:table-cell table:style-name="ce2" office:value-type="string" calcext:value-type="string">
            <text:p>Scenario Description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Step to Reproduce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3">
          <table:table-cell/>
          <table:table-cell table:style-name="ce3" office:value-type="string" calcext:value-type="string">
            <text:p>CK_001</text:p>
          </table:table-cell>
          <table:table-cell table:style-name="ce6" office:value-type="string" calcext:value-type="string">
            <text:p>Verify the checkout functionality.</text:p>
          </table:table-cell>
          <table:table-cell table:style-name="ce7" office:value-type="string" calcext:value-type="string">
            <text:p>CK_PROD_001</text:p>
          </table:table-cell>
          <table:table-cell table:style-name="ce6" office:value-type="string" calcext:value-type="string">
            <text:p>Login with valid credentials and check if the product can be added to cart and can do the checkout.</text:p>
          </table:table-cell>
          <table:table-cell table:style-name="ce6" office:value-type="string" calcext:value-type="string">
            <text:p>1. Open AutomationTestStore.</text:p>
            <text:p>2. From the navigation bar click on “Login or register” button.</text:p>
            <text:p><text:span text:style-name="T1">3. In the “RETURNING CUSTOMER” section, from the right side, input a valid login name.</text:span></text:p>
            <text:p><text:span text:style-name="T1">4. In the “RETURNING CUSTOMER” section, from the right side, input a valid password.</text:span></text:p>
            <text:p><text:span text:style-name="T1">5. Click [Login] button.</text:span></text:p>
            <text:p><text:span text:style-name="T1">6. From the nav bar, click on [Apparel &amp; accessories].</text:span></text:p>
            <text:p><text:span text:style-name="T1">7. From the list of categories, click on [T-shirts].</text:span></text:p>
            <text:p><text:span text:style-name="T1">8. Click on the [Add to cart] button from one of the items from the list.</text:span></text:p>
            <text:p><text:span text:style-name="T1">9. Click on [Add to cart button].</text:span></text:p>
            <text:p><text:span text:style-name="T1">10. Click on [Checkout] button.</text:span></text:p>
            <text:p><text:span text:style-name="T1">11. Click on [Confirm order] button.</text:span></text:p>
          </table:table-cell>
          <table:table-cell table:style-name="ce8" office:value-type="string" calcext:value-type="string">
            <text:p>URL: <text:a xlink:href="https://automationteststore.com/" xlink:type="simple">https://automationteststore.com/</text:a></text:p>
            <text:p/>
            <text:p>Login: Alexandru_Bolocan</text:p>
            <text:p>Password: pass1234</text:p>
          </table:table-cell>
          <table:table-cell table:number-columns-repeated="2" table:style-name="ce6" office:value-type="string" calcext:value-type="string">
            <text:p>The checkout is successfully completed.</text:p>
          </table:table-cell>
          <table:table-cell table:style-name="ce9" office:value-type="string" calcext:value-type="string">
            <text:p>Pas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0T12:51:37.103000000</dc:date>
    <meta:editing-duration>PT13M52S</meta:editing-duration>
    <meta:editing-cycles>2</meta:editing-cycles>
    <meta:generator>LibreOffice/7.4.1.2$Windows_X86_64 LibreOffice_project/3c58a8f3a960df8bc8fd77b461821e42c061c5f0</meta:generator>
    <meta:document-statistic meta:table-count="1" meta:cell-count="25" meta:object-count="0"/>
  </office:meta>
</office:document-meta>
</file>